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fo:text-align="center" style:justify-single-word="false" style:page-number="auto"/>
    </style:style>
    <style:style style:name="P4" style:family="paragraph" style:parent-style-name="List_20_Paragraph" style:list-style-name="WWNum1">
      <style:paragraph-properties fo:text-align="justify" style:justify-single-word="false"/>
    </style:style>
    <style:style style:name="T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2" style:family="text">
      <style:text-properties fo:font-size="16pt" style:text-underline-style="solid" style:text-underline-width="auto" style:text-underline-color="font-color" fo:font-weight="bold" officeooo:rsid="0001e1e7" style:font-size-asian="16pt" style:font-weight-asian="bold" style:font-size-complex="16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officeooo:rsid="0001e1e7" style:font-size-asian="12pt" style:font-name-complex="Arial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RÁCTICA </text:span><text:span text:style-name="T2">UNIDAD 3</text:span><text:span text:style-name="T1"> <text:s/>ENTORNOS <text:s/>DE <text:s/>DESARROLLO <text:s/>1º DAW – A</text:span></text:p>
      <text:p text:style-name="P1"/>
      <text:list xml:id="list1226244577663460212" text:style-name="WWNum1">
        <text:list-item>
          <text:p text:style-name="P4"><text:span text:style-name="T3">Escoger un programa hecho en C#, que tenga alguna función a parte de main(). Por ejemplo Primo, Diamañana, etc. <text:s/>Que desde main() se lama por lo menos a otra función.</text:span></text:p>
        </text:list-item>
        <text:list-item>
          <text:p text:style-name="P4"><text:span text:style-name="T3">Mediante F11 probamos la depuración línea a línea entrando en funciones, y con F10 línea a linea pero sin entrar en las funciones.</text:span></text:p>
        </text:list-item>
        <text:list-item>
          <text:p text:style-name="P4"><text:span text:style-name="T3">En la Ventana de Locales vemos las variables y los contenidos que van teniendo.</text:span></text:p>
        </text:list-item>
        <text:list-item>
          <text:p text:style-name="P4"><text:span text:style-name="T3">Hacemos una ejecución y comprobamos sus resultados</text:span></text:p>
        </text:list-item>
        <text:list-item>
          <text:p text:style-name="P4"><text:span text:style-name="T3">Cambiamos el valor de alguna de las variables en la ventana de Locales o la de Inspección.</text:span></text:p>
        </text:list-item>
        <text:list-item>
          <text:p text:style-name="P4"><text:span text:style-name="T3">Llevamos la ejecución del programa unas líneas atrás para que vuelva a recalcular, pero con el nuevo valor de la variable. Esta vez la variable no se acepta, <text:s/>la modificamos durante la ejecución. </text:span></text:p>
        </text:list-item>
        <text:list-item>
          <text:p text:style-name="P4"><text:span text:style-name="T3">Comprobar que el resultado se ajusta al nuevo valor de la variable.</text:span></text:p>
        </text:list-item>
      </text:list>
      <text:p text:style-name="P1"/>
      <text:p text:style-name="P2"><text:span text:style-name="T3">Realizar un informe detallado que explique y muestre los puntos anteriores, mediante capturas de pantalla de lo realizado, y las explicaciones necesarias.</text:span></text:p>
      <text:p text:style-name="P1"/>
      <text:p text:style-name="P2"><text:span text:style-name="T3">Fecha de entrega de esta práctica: <text:s text:c="2"/>Viernes <text:s text:c="2"/></text:span><text:span text:style-name="T4">19 </text:span><text:span text:style-name="T3"><text:s/>de <text:s/></text:span><text:span text:style-name="T4">Noviembre</text:span></text:p>
      <text:p text:style-name="P1"/>
      <text:p text:style-name="P1"/>
      <text:p text:style-name="P2"><text:span text:style-name="T3">Jorge Rivero Antuña.</text:span></text:p>
      <text:p text:style-name="P2"><text:span text:style-name="T3">Profesor del Módulo de 1º DAW – A <text:s text:c="2"/></text:span><text:span text:style-name="T4">Entornos de Desarrollo</text:span></text:p>
      <text:p text:style-name="P2"><text:span text:style-name="T3">Santa Cruz de Tenerife a <text:s/></text:span><text:span text:style-name="T4">5</text:span><text:span text:style-name="T3"> de </text:span><text:span text:style-name="T4">Noviembre</text:span><text:span text:style-name="T3"> de 201</text:span><text:span text:style-name="T4">5 </text:span></text:p>
      <text:p text:style-name="P2"><text:span text:style-name="T4"/></text:p>
      <text:p text:style-name="P1"/>
      <text:p text:style-name="P1"/>
      <text:p text:style-name="P1"/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rivero</meta:initial-creator>
    <meta:editing-cycles>4</meta:editing-cycles>
    <meta:creation-date>2014-10-15T12:40:00</meta:creation-date>
    <dc:date>2015-11-04T00:03:20.319000000</dc:date>
    <meta:editing-duration>PT2M25S</meta:editing-duration>
    <meta:generator>LibreOffice/4.4.4.3$Windows_x86 LibreOffice_project/2c39ebcf046445232b798108aa8a7e7d89552ea8</meta:generator>
    <meta:document-statistic meta:table-count="0" meta:image-count="0" meta:object-count="0" meta:page-count="1" meta:paragraph-count="13" meta:word-count="207" meta:character-count="1192" meta:non-whitespace-character-count="9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